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tandard" style:list-style-name="L2">
      <style:paragraph-properties fo:margin-left="1.251cm" fo:margin-right="0cm" fo:text-indent="0cm" style:auto-text-indent="fals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list-style-name="L3">
      <style:text-properties fo:font-weight="bold" style:font-weight-asian="bold" style:font-weight-complex="bold"/>
    </style:style>
    <style:style style:name="P6" style:family="paragraph" style:parent-style-name="Text_20_body" style:list-style-name="L3"/>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1">
      <style:paragraph-properties fo:text-align="start" style:justify-single-word="false"/>
    </style:style>
    <style:style style:name="P9" style:family="paragraph" style:parent-style-name="Text_20_body">
      <style:paragraph-properties fo:margin-left="-1.251cm" fo:margin-right="0cm" fo:text-indent="0cm" style:auto-text-indent="false"/>
    </style:style>
    <style:style style:name="P10"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les for WillBeen Team Meetings</text:h>
      <text:p text:style-name="Text_20_body"/>
      <text:p text:style-name="Text_20_body">To ensure effectiveness of WillBeen team members' mettings, we agreed on these basic rules for our meetings:</text:p>
      <text:list text:style-name="L1">
        <text:list-item>
          <text:p text:style-name="P8"><text:span text:style-name="T1">Member's absence at meeting</text:span><text:line-break/>In case you are not going to participate on meeting (for any kind of reason), you have to inform <text:span text:style-name="T1">ALL</text:span> other team members, that you're not planning to come. The best way to do it is sending an e-mail to been-devel mailgroup. Ideally, you should send this e-mail in advance (one day or more), <text:s/>but if your absence is unplanned, send the e-mail even if it would be only file minutes before the meeting starts.<text:line-break/>In case you have some assigned tasks, you really should inform the rest of team about progress of your tasks. Otherwise you are preventing your teammates from efficiently plan next work for them and even for you (because they will probably assign some tasks to you in your absence). </text:p>
        </text:list-item>
        <text:list-item>
          <text:p text:style-name="P4">Latecoming<text:line-break/><text:span text:style-name="T2">Please don't come late to meetings. You are most probably prolonging duration of the meeting and decreasing the team's moral. Your late coming will be persisted in meeting's protocol.</text:span></text:p>
        </text:list-item>
        <text:list-item>
          <text:p text:style-name="P4">Unfinished tasks<text:line-break/><text:span text:style-name="T2">In case you are not able to finish some tasks that were assigned to you on time, you must inform ALL team members about it before the meeting and give some reason. The best way to do this is sending a short e-mail with explanation to been-devel mailgroup.</text:span></text:p>
        </text:list-item>
      </text:list>
      <text:p text:style-name="P3"/>
      <text:h text:style-name="Heading_20_1" text:outline-level="1">Rules for Meeting Protocol</text:h>
      <text:p text:style-name="Standard"><text:span text:style-name="T2">Each WillBeen meeting's main points should be persisted in meeting protocol. A protocol should contain the following:</text:span></text:p>
      <text:list text:style-name="L2">
        <text:list-item>
          <text:p text:style-name="P2"><text:span text:style-name="T2">time and date of the meeting</text:span></text:p>
        </text:list-item>
        <text:list-item>
          <text:p text:style-name="P2"><text:span text:style-name="T2">list of present team members, list of absent team members</text:span></text:p>
        </text:list-item>
        <text:list-item>
          <text:p text:style-name="P2"><text:span text:style-name="T2">list of members' latecomings</text:span></text:p>
        </text:list-item>
        <text:list-item>
          <text:p text:style-name="P2"><text:span text:style-name="T2">list of meeting's main topics with a short description for each of them</text:span></text:p>
        </text:list-item>
        <text:list-item>
          <text:p text:style-name="P2"><text:span text:style-name="T2">list of things that were finished since the last meeting</text:span></text:p>
        </text:list-item>
        <text:list-item>
          <text:p text:style-name="P2"><text:span text:style-name="T2">list of newly assigned tasks or assignment changes</text:span></text:p>
        </text:list-item>
        <text:list-item>
          <text:p text:style-name="P2"><text:span text:style-name="T2">list of organizational tasks (task that are not submitted to tracker)</text:span></text:p>
        </text:list-item>
        <text:list-item>
          <text:p text:style-name="P2"><text:span text:style-name="T2">any other important information</text:span></text:p>
        </text:list-item>
      </text:list>
      <text:p text:style-name="P1"><text:span text:style-name="T2"/></text:p>
      <text:h text:style-name="Heading_20_2" text:outline-level="2"><text:span text:style-name="T2">Meeting Recorder</text:span></text:h>
      <text:p text:style-name="Text_20_body"><text:span text:style-name="T2">For each meeting a person with recording obligation is chosen. This person writes down notes about meeting's content during the meeting and after the meeting he writes a meeting protocol (based on a standard template). <text:s/>Template of meeting protocol can be found in file meeting_protocol_template.odt.</text:span></text:p>
      <text:p text:style-name="Text_20_body"><text:span text:style-name="T2"/></text:p>
      <text:p text:style-name="Text_20_body"><text:soft-page-break/><text:span text:style-name="T2">Recorder's obligations:</text:span></text:p>
      <text:list text:style-name="L3">
        <text:list-item>
          <text:p text:style-name="P6"><text:span text:style-name="T2">write down notes about meeting's content</text:span></text:p>
        </text:list-item>
        <text:list-item>
          <text:p text:style-name="P6"><text:span text:style-name="T2">write a meeting protocol after the meeting based on a template (with all its belongings)</text:span></text:p>
        </text:list-item>
        <text:list-item>
          <text:p text:style-name="P6"><text:span text:style-name="T2">send the protocol to all team members to review</text:span></text:p>
        </text:list-item>
        <text:list-item>
          <text:p text:style-name="P5">submit newly assigned tasks to tracker</text:p>
        </text:list-item>
      </text:list>
      <text:p text:style-name="P3"/>
      <text:h text:style-name="P10" text:outline-level="2">Recorder selection</text:h>
      <text:p text:style-name="P7">Members change the recording obligation week-by-week in an alphabetical order (AP, JS, JT, JiT).</text:p>
      <text:p text:style-name="P1"><text:span text:style-name="T2"/></text:p>
      <text:p text:style-name="P1"><text:span text:style-name="T2"/></text:p>
      <text:p text:style-name="P3"><text:span text:style-name="T2"/></text:p>
      <text:p text:style-name="P3"><text:span text:style-name="T2"/></text:p>
      <text:p text:style-name="Text_20_body"/>
      <text:p text:style-name="P9"/>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an Tattermusch</meta:initial-creator>
    <meta:creation-date>2009-01-14T18:20:50</meta:creation-date>
    <dc:creator>Jan Tattermusch</dc:creator>
    <dc:date>2009-01-14T19:49:55</dc:date>
    <meta:editing-cycles>6</meta:editing-cycles>
    <meta:editing-duration>PT1H29M7S</meta:editing-duration>
    <meta:user-defined meta:name="Info 1"/>
    <meta:user-defined meta:name="Info 2"/>
    <meta:user-defined meta:name="Info 3"/>
    <meta:user-defined meta:name="Info 4"/>
    <meta:document-statistic meta:table-count="0" meta:image-count="0" meta:object-count="0" meta:page-count="2" meta:paragraph-count="24" meta:word-count="428" meta:character-count="2522"/>
  </office:meta>
</office:document-meta>
</file>